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</office:automatic-styles>
  <office:body>
    <office:text text:use-soft-page-breaks="true">
      <text:h text:style-name="P1" text:outline-level="1">Termo de Compromisso de Originalidade</text:h>
      <text:p text:style-name="P2"/>
      <text:p text:style-name="P3"/>
      <text:p text:style-name="P4"/>
      <text:p text:style-name="P5"/>
      <text:p text:style-name="P6">Os alunos, Jair Antônio Montanheiro Júnior, Thiago Todero Sartore, Márcio Barbosa Filho<text:s/>e Giovani Rosim Bassani,<text:s/>abaixo-assinados, do curso de Sistemas de Informação do Centro Universitário Salesiano, Unidade de<text:s/>Americana, declaram que o conteúdo do<text:s/>Trabalho de Conclusão de Curso, desenvolvido no período de<text:s/>10<text:s/>de<text:s/>agosto<text:s/>de 2019 a<text:s/>05<text:s/>de<text:s/>dezembro<text:s/>de 2019, intitulado:<text:s/>Desenvolvimento de Sistemas de Informação para o setor Automotivo, é autêntico, original, e de sua autoria exclusiva.</text:p>
      <text:p text:style-name="P7"/>
      <text:p text:style-name="P8"/>
      <text:p text:style-name="P9"/>
      <text:p text:style-name="P10"/>
      <text:p text:style-name="P11">Americana,<text:s/>26<text:s/>de<text:s/>agosto<text:s/>de 2019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___________________________</text:p>
      <text:p text:style-name="P20">Thiago Todero Sartore</text:p>
      <text:p text:style-name="P21"/>
      <text:p text:style-name="P22"/>
      <text:p text:style-name="P23">___________________________</text:p>
      <text:p text:style-name="P24">Márcio Barbosa Filho</text:p>
      <text:p text:style-name="P25"/>
      <text:p text:style-name="P26"/>
      <text:p text:style-name="P27">___________________________</text:p>
      <text:p text:style-name="P28">Jair Antônio Montanheiro Júnior</text:p>
      <text:p text:style-name="P29"/>
      <text:p text:style-name="P30"/>
      <text:p text:style-name="P31">__________________________</text:p>
      <text:p text:style-name="P32">Giovani Rosim Bassani</text:p>
      <text:p text:style-name="P33"/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Figura1" text:anchor-type="paragraph" svg:x="-0.76597in" svg:y="-0.49514in" svg:width="8.26811in" svg:height="1.49291in" style:rel-width="scale" style:rel-height="scale"><draw:image xlink:href="media/image1.png" xlink:type="simple" xlink:show="embed" xlink:actuate="onLoad"/><svg:title/><svg:desc/></draw:frame></text:p>
        <text:p text:style-name="Cabeçalho"/>
        <text:p text:style-name="Cabeçalho"/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iago todero sartore</meta:initial-creator>
    <dc:creator>15113 </dc:creator>
    <meta:creation-date>2019-08-26T17:11:00Z</meta:creation-date>
    <dc:date>2019-08-26T17:11:00Z</dc:date>
    <meta:print-date>2019-03-06T15:58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23" meta:character-count="789" meta:row-count="5" meta:non-whitespace-character-count="667"/>
  </office:meta>
</office:document-meta>
</file>